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09E00000077EF2D096C8D82C55E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solid" draw:fill-color="#ffd428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5429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860d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19in" svg:stroke-color="#e8a202" draw:marker-start="" draw:marker-start-width="0.1063in" draw:marker-start-center="false" draw:marker-end="" draw:marker-end-width="0.1063in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0.2937in" fo:min-width="0.1945in" fo:padding-top="0.0583in" fo:padding-bottom="0.0583in" fo:padding-left="0.1075in" fo:padding-right="0.1075in" fo:wrap-option="wrap" draw:shadow="visible" draw:shadow-offset-x="0.028in" draw:shadow-offset-y="0.028in" draw:shadow-color="#cccccc" style:run-through="background"/>
    </style:style>
    <style:style style:name="gr3" style:family="graphic">
      <style:graphic-properties draw:stroke="solid" svg:stroke-width="0.0319in" svg:stroke-color="#ed4c05" draw:marker-start="" draw:marker-start-width="0.1063in" draw:marker-start-center="false" draw:marker-end="" draw:marker-end-width="0.1063in" draw:marker-end-center="false" draw:stroke-linejoin="round" svg:stroke-linecap="round" draw:fill="solid" draw:fill-color="#ff5429" draw:textarea-horizontal-align="justify" draw:textarea-vertical-align="middle" draw:auto-grow-height="false" draw:fit-to-size="false" style:shrink-to-fit="false" fo:min-height="0.2929in" fo:min-width="0.1945in" fo:padding-top="0.0583in" fo:padding-bottom="0.0583in" fo:padding-left="0.1075in" fo:padding-right="0.1075in" fo:wrap-option="wrap" draw:shadow="visible" draw:shadow-offset-x="0.028in" draw:shadow-offset-y="0.028in" draw:shadow-color="#cccccc" style:run-through="background"/>
    </style:style>
    <style:style style:name="gr4" style:family="graphic">
      <style:graphic-properties draw:stroke="solid" svg:stroke-width="0.0319in" svg:stroke-color="#ea7500" draw:marker-start="" draw:marker-start-width="0.1063in" draw:marker-start-center="false" draw:marker-end="" draw:marker-end-width="0.1063in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0.2929in" fo:min-width="0.1945in" fo:padding-top="0.0583in" fo:padding-bottom="0.0583in" fo:padding-left="0.1075in" fo:padding-right="0.1075in" fo:wrap-option="wrap" draw:shadow="visible" draw:shadow-offset-x="0.028in" draw:shadow-offset-y="0.028in" draw:shadow-color="#cccccc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.3835in" svg:y="0.6244in" svg:width="1.2457in" svg:height="1.4972in" draw:z-index="0"><draw:image xlink:href="Pictures/100000000000009E00000077EF2D096C8D82C55E.png" xlink:type="simple" xlink:show="embed" xlink:actuate="onLoad" draw:mime-type="image/png"/></draw:frame><draw:g text:anchor-type="paragraph" draw:z-index="1" draw:name="3-circle-arrow" draw:style-name="gr1"><draw:custom-shape draw:name="Pfeil: gebogen 19_0" draw:style-name="gr2" draw:text-style-name="P1" svg:width="0.6614in" svg:height="0.6622in" svg:x="4.5898in" svg:y="0.8429in"><text:p/><draw:enhanced-geometry draw:mirror-horizontal="false" draw:mirror-vertical="false" svg:viewBox="0 0 0 0" draw:text-areas="?f193 ?f195 ?f194 ?f196" draw:type="ooxml-circularArrow" draw:modifiers="12500 1142319 20457681 14673235.9607819 12500" draw:enhanced-path="M ?f60 ?f61 L ?f172 ?f173 ?f54 ?f55 ?f174 ?f175 ?f159 ?f160 Z N" drawooo:enhanced-path="M ?f60 ?f61 G ?f10 ?f12 ?f197 ?f198 L ?f172 ?f173 ?f54 ?f55 ?f174 ?f175 ?f159 ?f160 G ?f13 ?f14 ?f199 ?f200 Z N"><draw:equation draw:name="f0" draw:formula="if(0-$4 ,0,if(25000-$4 ,$4 ,25000))"/><draw:equation draw:name="f1" draw:formula="?f0 *2/1"/><draw:equation draw:name="f2" draw:formula="if(0-$0 ,0,if(?f1 -$0 ,$0 ,?f1 ))"/><draw:equation draw:name="f3" draw:formula="if(1-$2 ,1,if(21599999-$2 ,$2 ,21599999))"/><draw:equation draw:name="f4" draw:formula="if(0-$3 ,0,if(21599999-$3 ,$3 ,21599999))"/><draw:equation draw:name="f5" draw:formula="min(logwidth,logheight)"/><draw:equation draw:name="f6" draw:formula="?f5 *?f2 /100000"/><draw:equation draw:name="f7" draw:formula="?f5 *?f0 /100000"/><draw:equation draw:name="f8" draw:formula="?f6 *1/2"/><draw:equation draw:name="f9" draw:formula="logwidth/2"/><draw:equation draw:name="f10" draw:formula="?f9 +?f8 -?f7 "/><draw:equation draw:name="f11" draw:formula="logheight/2"/><draw:equation draw:name="f12" draw:formula="?f11 +?f8 -?f7 "/><draw:equation draw:name="f13" draw:formula="?f10 +0-?f6 "/><draw:equation draw:name="f14" draw:formula="?f12 +0-?f6 "/><draw:equation draw:name="f15" draw:formula="?f13 +?f8 -0"/><draw:equation draw:name="f16" draw:formula="?f14 +?f8 -0"/><draw:equation draw:name="f17" draw:formula="?f15 *sin(pi*(?f3 )/10800000)"/><draw:equation draw:name="f18" draw:formula="?f16 *cos(pi*(?f3 )/10800000)"/><draw:equation draw:name="f19" draw:formula="?f15 *(cos(atan2(?f17 ,?f18 )))"/><draw:equation draw:name="f20" draw:formula="?f16 *(sin(atan2(?f17 ,?f18 )))"/><draw:equation draw:name="f21" draw:formula="logwidth/2"/><draw:equation draw:name="f22" draw:formula="?f21 +?f19 -0"/><draw:equation draw:name="f23" draw:formula="logheight/2"/><draw:equation draw:name="f24" draw:formula="?f23 +?f20 -0"/><draw:equation draw:name="f25" draw:formula="min(?f13 ,?f14 )"/><draw:equation draw:name="f26" draw:formula="?f19 *?f19 /1"/><draw:equation draw:name="f27" draw:formula="?f20 *?f20 /1"/><draw:equation draw:name="f28" draw:formula="?f25 *?f25 /1"/><draw:equation draw:name="f29" draw:formula="?f26 +0-?f28 "/><draw:equation draw:name="f30" draw:formula="?f27 +0-?f28 "/><draw:equation draw:name="f31" draw:formula="?f29 *?f30 /?f26 "/><draw:equation draw:name="f32" draw:formula="?f31 *1/?f27 "/><draw:equation draw:name="f33" draw:formula="1+0-?f32 "/><draw:equation draw:name="f34" draw:formula="sqrt(?f33 )"/><draw:equation draw:name="f35" draw:formula="?f29 *1/?f19 "/><draw:equation draw:name="f36" draw:formula="?f35 *1/?f20 "/><draw:equation draw:name="f37" draw:formula="(1+?f34 )/?f36 "/><draw:equation draw:name="f38" draw:formula="(10800000*atan2(?f37 ,1))/pi"/><draw:equation draw:name="f39" draw:formula="?f38 +21600000-0"/><draw:equation draw:name="f40" draw:formula="if(?f38 ,?f38 ,?f39 )"/><draw:equation draw:name="f41" draw:formula="?f40 +0-?f3 "/><draw:equation draw:name="f42" draw:formula="?f41 +21600000-0"/><draw:equation draw:name="f43" draw:formula="if(?f41 ,?f41 ,?f42 )"/><draw:equation draw:name="f44" draw:formula="?f43 +0-10800000"/><draw:equation draw:name="f45" draw:formula="?f43 +0-21600000"/><draw:equation draw:name="f46" draw:formula="if(?f44 ,?f45 ,?f43 )"/><draw:equation draw:name="f47" draw:formula="abs(?f46 )"/><draw:equation draw:name="f48" draw:formula="if(0-$1 ,0,if(?f47 -$1 ,$1 ,?f47 ))"/><draw:equation draw:name="f49" draw:formula="?f3 +?f48 -0"/><draw:equation draw:name="f50" draw:formula="?f15 *sin(pi*(?f49 )/10800000)"/><draw:equation draw:name="f51" draw:formula="?f16 *cos(pi*(?f49 )/10800000)"/><draw:equation draw:name="f52" draw:formula="?f15 *(cos(atan2(?f50 ,?f51 )))"/><draw:equation draw:name="f53" draw:formula="?f16 *(sin(atan2(?f50 ,?f51 )))"/><draw:equation draw:name="f54" draw:formula="?f21 +?f52 -0"/><draw:equation draw:name="f55" draw:formula="?f23 +?f53 -0"/><draw:equation draw:name="f56" draw:formula="?f10 *sin(pi*(?f4 )/10800000)"/><draw:equation draw:name="f57" draw:formula="?f12 *cos(pi*(?f4 )/10800000)"/><draw:equation draw:name="f58" draw:formula="?f10 *(cos(atan2(?f56 ,?f57 )))"/><draw:equation draw:name="f59" draw:formula="?f12 *(sin(atan2(?f56 ,?f57 )))"/><draw:equation draw:name="f60" draw:formula="?f21 +?f58 -0"/><draw:equation draw:name="f61" draw:formula="?f23 +?f59 -0"/><draw:equation draw:name="f62" draw:formula="?f7 *cos(pi*(?f49 )/10800000)"/><draw:equation draw:name="f63" draw:formula="?f7 *sin(pi*(?f49 )/10800000)"/><draw:equation draw:name="f64" draw:formula="?f22 +?f62 -0"/><draw:equation draw:name="f65" draw:formula="?f24 +?f63 -0"/><draw:equation draw:name="f66" draw:formula="?f7 *cos(pi*(?f49 )/10800000)"/><draw:equation draw:name="f67" draw:formula="?f7 *sin(pi*(?f49 )/10800000)"/><draw:equation draw:name="f68" draw:formula="?f22 +0-?f66 "/><draw:equation draw:name="f69" draw:formula="?f24 +0-?f67 "/><draw:equation draw:name="f70" draw:formula="?f68 +0-?f21 "/><draw:equation draw:name="f71" draw:formula="?f69 +0-?f23 "/><draw:equation draw:name="f72" draw:formula="?f64 +0-?f21 "/><draw:equation draw:name="f73" draw:formula="?f65 +0-?f23 "/><draw:equation draw:name="f74" draw:formula="min(?f10 ,?f12 )"/><draw:equation draw:name="f75" draw:formula="?f70 *?f74 /?f10 "/><draw:equation draw:name="f76" draw:formula="?f71 *?f74 /?f12 "/><draw:equation draw:name="f77" draw:formula="?f72 *?f74 /?f10 "/><draw:equation draw:name="f78" draw:formula="?f73 *?f74 /?f12 "/><draw:equation draw:name="f79" draw:formula="?f77 +0-?f75 "/><draw:equation draw:name="f80" draw:formula="?f78 +0-?f76 "/><draw:equation draw:name="f81" draw:formula="sqrt(?f79 *?f79 +?f80 *?f80 +0*0)"/><draw:equation draw:name="f82" draw:formula="?f75 *?f78 /1"/><draw:equation draw:name="f83" draw:formula="?f77 *?f76 /1"/><draw:equation draw:name="f84" draw:formula="?f82 +0-?f83 "/><draw:equation draw:name="f85" draw:formula="?f74 *?f74 /1"/><draw:equation draw:name="f86" draw:formula="?f81 *?f81 /1"/><draw:equation draw:name="f87" draw:formula="?f85 *?f86 /1"/><draw:equation draw:name="f88" draw:formula="?f84 *?f84 /1"/><draw:equation draw:name="f89" draw:formula="?f87 +0-?f88 "/><draw:equation draw:name="f90" draw:formula="max(?f89 ,0)"/><draw:equation draw:name="f91" draw:formula="sqrt(?f90 )"/><draw:equation draw:name="f92" draw:formula="?f80 *-1/1"/><draw:equation draw:name="f93" draw:formula="if(?f92 ,-1,1)"/><draw:equation draw:name="f94" draw:formula="?f93 *?f79 /1"/><draw:equation draw:name="f95" draw:formula="?f94 *?f91 /1"/><draw:equation draw:name="f96" draw:formula="?f84 *?f80 /1"/><draw:equation draw:name="f97" draw:formula="(?f96 +?f95 )/?f86 "/><draw:equation draw:name="f98" draw:formula="?f96 +0-?f95 "/><draw:equation draw:name="f99" draw:formula="?f98 *1/?f86 "/><draw:equation draw:name="f100" draw:formula="abs(?f80 )"/><draw:equation draw:name="f101" draw:formula="?f100 *?f91 /1"/><draw:equation draw:name="f102" draw:formula="?f84 *?f79 /-1"/><draw:equation draw:name="f103" draw:formula="(?f102 +?f101 )/?f86 "/><draw:equation draw:name="f104" draw:formula="?f102 +0-?f101 "/><draw:equation draw:name="f105" draw:formula="?f104 *1/?f86 "/><draw:equation draw:name="f106" draw:formula="?f77 +0-?f97 "/><draw:equation draw:name="f107" draw:formula="?f77 +0-?f99 "/><draw:equation draw:name="f108" draw:formula="?f78 +0-?f103 "/><draw:equation draw:name="f109" draw:formula="?f78 +0-?f105 "/><draw:equation draw:name="f110" draw:formula="sqrt(?f106 *?f106 +?f108 *?f108 +0*0)"/><draw:equation draw:name="f111" draw:formula="sqrt(?f107 *?f107 +?f109 *?f109 +0*0)"/><draw:equation draw:name="f112" draw:formula="?f111 +0-?f110 "/><draw:equation draw:name="f113" draw:formula="if(?f112 ,?f97 ,?f99 )"/><draw:equation draw:name="f114" draw:formula="if(?f112 ,?f103 ,?f105 )"/><draw:equation draw:name="f115" draw:formula="?f113 *?f10 /?f74 "/><draw:equation draw:name="f116" draw:formula="?f114 *?f12 /?f74 "/><draw:equation draw:name="f117" draw:formula="?f21 +?f115 -0"/><draw:equation draw:name="f118" draw:formula="?f23 +?f116 -0"/><draw:equation draw:name="f119" draw:formula="?f70 *?f25 /?f13 "/><draw:equation draw:name="f120" draw:formula="?f71 *?f25 /?f14 "/><draw:equation draw:name="f121" draw:formula="?f72 *?f25 /?f13 "/><draw:equation draw:name="f122" draw:formula="?f73 *?f25 /?f14 "/><draw:equation draw:name="f123" draw:formula="?f121 +0-?f119 "/><draw:equation draw:name="f124" draw:formula="?f122 +0-?f120 "/><draw:equation draw:name="f125" draw:formula="sqrt(?f123 *?f123 +?f124 *?f124 +0*0)"/><draw:equation draw:name="f126" draw:formula="?f119 *?f122 /1"/><draw:equation draw:name="f127" draw:formula="?f121 *?f120 /1"/><draw:equation draw:name="f128" draw:formula="?f126 +0-?f127 "/><draw:equation draw:name="f129" draw:formula="?f25 *?f25 /1"/><draw:equation draw:name="f130" draw:formula="?f125 *?f125 /1"/><draw:equation draw:name="f131" draw:formula="?f129 *?f130 /1"/><draw:equation draw:name="f132" draw:formula="?f128 *?f128 /1"/><draw:equation draw:name="f133" draw:formula="?f131 +0-?f132 "/><draw:equation draw:name="f134" draw:formula="max(?f133 ,0)"/><draw:equation draw:name="f135" draw:formula="sqrt(?f134 )"/><draw:equation draw:name="f136" draw:formula="?f93 *?f123 /1"/><draw:equation draw:name="f137" draw:formula="?f136 *?f135 /1"/><draw:equation draw:name="f138" draw:formula="?f128 *?f124 /1"/><draw:equation draw:name="f139" draw:formula="(?f138 +?f137 )/?f130 "/><draw:equation draw:name="f140" draw:formula="?f138 +0-?f137 "/><draw:equation draw:name="f141" draw:formula="?f140 *1/?f130 "/><draw:equation draw:name="f142" draw:formula="abs(?f124 )"/><draw:equation draw:name="f143" draw:formula="?f142 *?f135 /1"/><draw:equation draw:name="f144" draw:formula="?f128 *?f123 /-1"/><draw:equation draw:name="f145" draw:formula="(?f144 +?f143 )/?f130 "/><draw:equation draw:name="f146" draw:formula="?f144 +0-?f143 "/><draw:equation draw:name="f147" draw:formula="?f146 *1/?f130 "/><draw:equation draw:name="f148" draw:formula="?f119 +0-?f139 "/><draw:equation draw:name="f149" draw:formula="?f119 +0-?f141 "/><draw:equation draw:name="f150" draw:formula="?f120 +0-?f145 "/><draw:equation draw:name="f151" draw:formula="?f120 +0-?f147 "/><draw:equation draw:name="f152" draw:formula="sqrt(?f148 *?f148 +?f150 *?f150 +0*0)"/><draw:equation draw:name="f153" draw:formula="sqrt(?f149 *?f149 +?f151 *?f151 +0*0)"/><draw:equation draw:name="f154" draw:formula="?f153 +0-?f152 "/><draw:equation draw:name="f155" draw:formula="if(?f154 ,?f139 ,?f141 )"/><draw:equation draw:name="f156" draw:formula="if(?f154 ,?f145 ,?f147 )"/><draw:equation draw:name="f157" draw:formula="?f155 *?f13 /?f25 "/><draw:equation draw:name="f158" draw:formula="?f156 *?f14 /?f25 "/><draw:equation draw:name="f159" draw:formula="?f21 +?f157 -0"/><draw:equation draw:name="f160" draw:formula="?f23 +?f158 -0"/><draw:equation draw:name="f161" draw:formula="(10800000*atan2(?f158 ,?f157 ))/pi"/><draw:equation draw:name="f162" draw:formula="?f161 +21600000-0"/><draw:equation draw:name="f163" draw:formula="if(?f161 ,?f161 ,?f162 )"/><draw:equation draw:name="f164" draw:formula="?f4 +0-?f163 "/><draw:equation draw:name="f165" draw:formula="?f164 +0-21600000"/><draw:equation draw:name="f166" draw:formula="if(?f164 ,?f165 ,?f164 )"/><draw:equation draw:name="f167" draw:formula="?f117 +0-?f159 "/><draw:equation draw:name="f168" draw:formula="?f118 +0-?f160 "/><draw:equation draw:name="f169" draw:formula="sqrt(?f167 *?f167 +?f168 *?f168 +0*0)"/><draw:equation draw:name="f170" draw:formula="?f169 *1/2"/><draw:equation draw:name="f171" draw:formula="?f170 +0-?f7 "/><draw:equation draw:name="f172" draw:formula="if(?f171 ,?f117 ,?f64 )"/><draw:equation draw:name="f173" draw:formula="if(?f171 ,?f118 ,?f65 )"/><draw:equation draw:name="f174" draw:formula="if(?f171 ,?f159 ,?f68 )"/><draw:equation draw:name="f175" draw:formula="if(?f171 ,?f160 ,?f69 )"/><draw:equation draw:name="f176" draw:formula="(10800000*atan2(?f116 ,?f115 ))/pi"/><draw:equation draw:name="f177" draw:formula="?f176 +21600000-0"/><draw:equation draw:name="f178" draw:formula="if(?f176 ,?f176 ,?f177 )"/><draw:equation draw:name="f179" draw:formula="?f178 +0-?f4 "/><draw:equation draw:name="f180" draw:formula="?f179 +21600000-0"/><draw:equation draw:name="f181" draw:formula="if(?f179 ,?f179 ,?f180 )"/><draw:equation draw:name="f182" draw:formula="?f15 *sin(pi*(?f4 )/10800000)"/><draw:equation draw:name="f183" draw:formula="?f16 *cos(pi*(?f4 )/10800000)"/><draw:equation draw:name="f184" draw:formula="?f15 *(cos(atan2(?f182 ,?f183 )))"/><draw:equation draw:name="f185" draw:formula="?f16 *(sin(atan2(?f182 ,?f183 )))"/><draw:equation draw:name="f186" draw:formula="?f21 +?f184 -0"/><draw:equation draw:name="f187" draw:formula="?f23 +?f185 -0"/><draw:equation draw:name="f188" draw:formula="?f4 +0-5400000"/><draw:equation draw:name="f189" draw:formula="?f49 +5400000-0"/><draw:equation draw:name="f190" draw:formula="?f49 +10800000-0"/><draw:equation draw:name="f191" draw:formula="?f10 *cos(pi*(2700000)/10800000)"/><draw:equation draw:name="f192" draw:formula="?f12 *sin(pi*(2700000)/10800000)"/><draw:equation draw:name="f193" draw:formula="?f21 +0-?f191 "/><draw:equation draw:name="f194" draw:formula="?f21 +?f191 -0"/><draw:equation draw:name="f195" draw:formula="?f23 +0-?f192 "/><draw:equation draw:name="f196" draw:formula="?f23 +?f192 -0"/><draw:equation draw:name="f197" draw:formula="(?f4 )/60000.0"/><draw:equation draw:name="f198" draw:formula="(?f181 )/60000.0"/><draw:equation draw:name="f199" draw:formula="(?f163 )/60000.0"/><draw:equation draw:name="f200" draw:formula="(?f166 )/60000.0"/><draw:handle draw:handle-position="?f54 ?f55"/><draw:handle draw:handle-position="?f60 ?f61"/><draw:handle draw:handle-radius-range-minimum="0" draw:handle-position="?f117 ?f118" draw:handle-radius-range-maximum="?f1"/><draw:handle draw:handle-radius-range-minimum="0" draw:handle-position="?f68 ?f69" draw:handle-radius-range-maximum="25000"/></draw:enhanced-geometry></draw:custom-shape><draw:custom-shape draw:name="Pfeil: gebogen 19_4" draw:style-name="gr3" draw:text-style-name="P2" svg:width="0.6614in" svg:height="0.6614in" draw:transform="rotate (2.0943951023932) translate (4.79861111111111in 1.62569444444444in)"><text:p/><draw:enhanced-geometry draw:mirror-horizontal="false" draw:mirror-vertical="false" svg:viewBox="0 0 0 0" draw:text-areas="?f193 ?f195 ?f194 ?f196" draw:type="ooxml-circularArrow" draw:modifiers="12500 1142319 20457681 14699935.8090509 12500" draw:enhanced-path="M ?f60 ?f61 L ?f172 ?f173 ?f54 ?f55 ?f174 ?f175 ?f159 ?f160 Z N" drawooo:enhanced-path="M ?f60 ?f61 G ?f10 ?f12 ?f197 ?f198 L ?f172 ?f173 ?f54 ?f55 ?f174 ?f175 ?f159 ?f160 G ?f13 ?f14 ?f199 ?f200 Z N"><draw:equation draw:name="f0" draw:formula="if(0-$4 ,0,if(25000-$4 ,$4 ,25000))"/><draw:equation draw:name="f1" draw:formula="?f0 *2/1"/><draw:equation draw:name="f2" draw:formula="if(0-$0 ,0,if(?f1 -$0 ,$0 ,?f1 ))"/><draw:equation draw:name="f3" draw:formula="if(1-$2 ,1,if(21599999-$2 ,$2 ,21599999))"/><draw:equation draw:name="f4" draw:formula="if(0-$3 ,0,if(21599999-$3 ,$3 ,21599999))"/><draw:equation draw:name="f5" draw:formula="min(logwidth,logheight)"/><draw:equation draw:name="f6" draw:formula="?f5 *?f2 /100000"/><draw:equation draw:name="f7" draw:formula="?f5 *?f0 /100000"/><draw:equation draw:name="f8" draw:formula="?f6 *1/2"/><draw:equation draw:name="f9" draw:formula="logwidth/2"/><draw:equation draw:name="f10" draw:formula="?f9 +?f8 -?f7 "/><draw:equation draw:name="f11" draw:formula="logheight/2"/><draw:equation draw:name="f12" draw:formula="?f11 +?f8 -?f7 "/><draw:equation draw:name="f13" draw:formula="?f10 +0-?f6 "/><draw:equation draw:name="f14" draw:formula="?f12 +0-?f6 "/><draw:equation draw:name="f15" draw:formula="?f13 +?f8 -0"/><draw:equation draw:name="f16" draw:formula="?f14 +?f8 -0"/><draw:equation draw:name="f17" draw:formula="?f15 *sin(pi*(?f3 )/10800000)"/><draw:equation draw:name="f18" draw:formula="?f16 *cos(pi*(?f3 )/10800000)"/><draw:equation draw:name="f19" draw:formula="?f15 *(cos(atan2(?f17 ,?f18 )))"/><draw:equation draw:name="f20" draw:formula="?f16 *(sin(atan2(?f17 ,?f18 )))"/><draw:equation draw:name="f21" draw:formula="logwidth/2"/><draw:equation draw:name="f22" draw:formula="?f21 +?f19 -0"/><draw:equation draw:name="f23" draw:formula="logheight/2"/><draw:equation draw:name="f24" draw:formula="?f23 +?f20 -0"/><draw:equation draw:name="f25" draw:formula="min(?f13 ,?f14 )"/><draw:equation draw:name="f26" draw:formula="?f19 *?f19 /1"/><draw:equation draw:name="f27" draw:formula="?f20 *?f20 /1"/><draw:equation draw:name="f28" draw:formula="?f25 *?f25 /1"/><draw:equation draw:name="f29" draw:formula="?f26 +0-?f28 "/><draw:equation draw:name="f30" draw:formula="?f27 +0-?f28 "/><draw:equation draw:name="f31" draw:formula="?f29 *?f30 /?f26 "/><draw:equation draw:name="f32" draw:formula="?f31 *1/?f27 "/><draw:equation draw:name="f33" draw:formula="1+0-?f32 "/><draw:equation draw:name="f34" draw:formula="sqrt(?f33 )"/><draw:equation draw:name="f35" draw:formula="?f29 *1/?f19 "/><draw:equation draw:name="f36" draw:formula="?f35 *1/?f20 "/><draw:equation draw:name="f37" draw:formula="(1+?f34 )/?f36 "/><draw:equation draw:name="f38" draw:formula="(10800000*atan2(?f37 ,1))/pi"/><draw:equation draw:name="f39" draw:formula="?f38 +21600000-0"/><draw:equation draw:name="f40" draw:formula="if(?f38 ,?f38 ,?f39 )"/><draw:equation draw:name="f41" draw:formula="?f40 +0-?f3 "/><draw:equation draw:name="f42" draw:formula="?f41 +21600000-0"/><draw:equation draw:name="f43" draw:formula="if(?f41 ,?f41 ,?f42 )"/><draw:equation draw:name="f44" draw:formula="?f43 +0-10800000"/><draw:equation draw:name="f45" draw:formula="?f43 +0-21600000"/><draw:equation draw:name="f46" draw:formula="if(?f44 ,?f45 ,?f43 )"/><draw:equation draw:name="f47" draw:formula="abs(?f46 )"/><draw:equation draw:name="f48" draw:formula="if(0-$1 ,0,if(?f47 -$1 ,$1 ,?f47 ))"/><draw:equation draw:name="f49" draw:formula="?f3 +?f48 -0"/><draw:equation draw:name="f50" draw:formula="?f15 *sin(pi*(?f49 )/10800000)"/><draw:equation draw:name="f51" draw:formula="?f16 *cos(pi*(?f49 )/10800000)"/><draw:equation draw:name="f52" draw:formula="?f15 *(cos(atan2(?f50 ,?f51 )))"/><draw:equation draw:name="f53" draw:formula="?f16 *(sin(atan2(?f50 ,?f51 )))"/><draw:equation draw:name="f54" draw:formula="?f21 +?f52 -0"/><draw:equation draw:name="f55" draw:formula="?f23 +?f53 -0"/><draw:equation draw:name="f56" draw:formula="?f10 *sin(pi*(?f4 )/10800000)"/><draw:equation draw:name="f57" draw:formula="?f12 *cos(pi*(?f4 )/10800000)"/><draw:equation draw:name="f58" draw:formula="?f10 *(cos(atan2(?f56 ,?f57 )))"/><draw:equation draw:name="f59" draw:formula="?f12 *(sin(atan2(?f56 ,?f57 )))"/><draw:equation draw:name="f60" draw:formula="?f21 +?f58 -0"/><draw:equation draw:name="f61" draw:formula="?f23 +?f59 -0"/><draw:equation draw:name="f62" draw:formula="?f7 *cos(pi*(?f49 )/10800000)"/><draw:equation draw:name="f63" draw:formula="?f7 *sin(pi*(?f49 )/10800000)"/><draw:equation draw:name="f64" draw:formula="?f22 +?f62 -0"/><draw:equation draw:name="f65" draw:formula="?f24 +?f63 -0"/><draw:equation draw:name="f66" draw:formula="?f7 *cos(pi*(?f49 )/10800000)"/><draw:equation draw:name="f67" draw:formula="?f7 *sin(pi*(?f49 )/10800000)"/><draw:equation draw:name="f68" draw:formula="?f22 +0-?f66 "/><draw:equation draw:name="f69" draw:formula="?f24 +0-?f67 "/><draw:equation draw:name="f70" draw:formula="?f68 +0-?f21 "/><draw:equation draw:name="f71" draw:formula="?f69 +0-?f23 "/><draw:equation draw:name="f72" draw:formula="?f64 +0-?f21 "/><draw:equation draw:name="f73" draw:formula="?f65 +0-?f23 "/><draw:equation draw:name="f74" draw:formula="min(?f10 ,?f12 )"/><draw:equation draw:name="f75" draw:formula="?f70 *?f74 /?f10 "/><draw:equation draw:name="f76" draw:formula="?f71 *?f74 /?f12 "/><draw:equation draw:name="f77" draw:formula="?f72 *?f74 /?f10 "/><draw:equation draw:name="f78" draw:formula="?f73 *?f74 /?f12 "/><draw:equation draw:name="f79" draw:formula="?f77 +0-?f75 "/><draw:equation draw:name="f80" draw:formula="?f78 +0-?f76 "/><draw:equation draw:name="f81" draw:formula="sqrt(?f79 *?f79 +?f80 *?f80 +0*0)"/><draw:equation draw:name="f82" draw:formula="?f75 *?f78 /1"/><draw:equation draw:name="f83" draw:formula="?f77 *?f76 /1"/><draw:equation draw:name="f84" draw:formula="?f82 +0-?f83 "/><draw:equation draw:name="f85" draw:formula="?f74 *?f74 /1"/><draw:equation draw:name="f86" draw:formula="?f81 *?f81 /1"/><draw:equation draw:name="f87" draw:formula="?f85 *?f86 /1"/><draw:equation draw:name="f88" draw:formula="?f84 *?f84 /1"/><draw:equation draw:name="f89" draw:formula="?f87 +0-?f88 "/><draw:equation draw:name="f90" draw:formula="max(?f89 ,0)"/><draw:equation draw:name="f91" draw:formula="sqrt(?f90 )"/><draw:equation draw:name="f92" draw:formula="?f80 *-1/1"/><draw:equation draw:name="f93" draw:formula="if(?f92 ,-1,1)"/><draw:equation draw:name="f94" draw:formula="?f93 *?f79 /1"/><draw:equation draw:name="f95" draw:formula="?f94 *?f91 /1"/><draw:equation draw:name="f96" draw:formula="?f84 *?f80 /1"/><draw:equation draw:name="f97" draw:formula="(?f96 +?f95 )/?f86 "/><draw:equation draw:name="f98" draw:formula="?f96 +0-?f95 "/><draw:equation draw:name="f99" draw:formula="?f98 *1/?f86 "/><draw:equation draw:name="f100" draw:formula="abs(?f80 )"/><draw:equation draw:name="f101" draw:formula="?f100 *?f91 /1"/><draw:equation draw:name="f102" draw:formula="?f84 *?f79 /-1"/><draw:equation draw:name="f103" draw:formula="(?f102 +?f101 )/?f86 "/><draw:equation draw:name="f104" draw:formula="?f102 +0-?f101 "/><draw:equation draw:name="f105" draw:formula="?f104 *1/?f86 "/><draw:equation draw:name="f106" draw:formula="?f77 +0-?f97 "/><draw:equation draw:name="f107" draw:formula="?f77 +0-?f99 "/><draw:equation draw:name="f108" draw:formula="?f78 +0-?f103 "/><draw:equation draw:name="f109" draw:formula="?f78 +0-?f105 "/><draw:equation draw:name="f110" draw:formula="sqrt(?f106 *?f106 +?f108 *?f108 +0*0)"/><draw:equation draw:name="f111" draw:formula="sqrt(?f107 *?f107 +?f109 *?f109 +0*0)"/><draw:equation draw:name="f112" draw:formula="?f111 +0-?f110 "/><draw:equation draw:name="f113" draw:formula="if(?f112 ,?f97 ,?f99 )"/><draw:equation draw:name="f114" draw:formula="if(?f112 ,?f103 ,?f105 )"/><draw:equation draw:name="f115" draw:formula="?f113 *?f10 /?f74 "/><draw:equation draw:name="f116" draw:formula="?f114 *?f12 /?f74 "/><draw:equation draw:name="f117" draw:formula="?f21 +?f115 -0"/><draw:equation draw:name="f118" draw:formula="?f23 +?f116 -0"/><draw:equation draw:name="f119" draw:formula="?f70 *?f25 /?f13 "/><draw:equation draw:name="f120" draw:formula="?f71 *?f25 /?f14 "/><draw:equation draw:name="f121" draw:formula="?f72 *?f25 /?f13 "/><draw:equation draw:name="f122" draw:formula="?f73 *?f25 /?f14 "/><draw:equation draw:name="f123" draw:formula="?f121 +0-?f119 "/><draw:equation draw:name="f124" draw:formula="?f122 +0-?f120 "/><draw:equation draw:name="f125" draw:formula="sqrt(?f123 *?f123 +?f124 *?f124 +0*0)"/><draw:equation draw:name="f126" draw:formula="?f119 *?f122 /1"/><draw:equation draw:name="f127" draw:formula="?f121 *?f120 /1"/><draw:equation draw:name="f128" draw:formula="?f126 +0-?f127 "/><draw:equation draw:name="f129" draw:formula="?f25 *?f25 /1"/><draw:equation draw:name="f130" draw:formula="?f125 *?f125 /1"/><draw:equation draw:name="f131" draw:formula="?f129 *?f130 /1"/><draw:equation draw:name="f132" draw:formula="?f128 *?f128 /1"/><draw:equation draw:name="f133" draw:formula="?f131 +0-?f132 "/><draw:equation draw:name="f134" draw:formula="max(?f133 ,0)"/><draw:equation draw:name="f135" draw:formula="sqrt(?f134 )"/><draw:equation draw:name="f136" draw:formula="?f93 *?f123 /1"/><draw:equation draw:name="f137" draw:formula="?f136 *?f135 /1"/><draw:equation draw:name="f138" draw:formula="?f128 *?f124 /1"/><draw:equation draw:name="f139" draw:formula="(?f138 +?f137 )/?f130 "/><draw:equation draw:name="f140" draw:formula="?f138 +0-?f137 "/><draw:equation draw:name="f141" draw:formula="?f140 *1/?f130 "/><draw:equation draw:name="f142" draw:formula="abs(?f124 )"/><draw:equation draw:name="f143" draw:formula="?f142 *?f135 /1"/><draw:equation draw:name="f144" draw:formula="?f128 *?f123 /-1"/><draw:equation draw:name="f145" draw:formula="(?f144 +?f143 )/?f130 "/><draw:equation draw:name="f146" draw:formula="?f144 +0-?f143 "/><draw:equation draw:name="f147" draw:formula="?f146 *1/?f130 "/><draw:equation draw:name="f148" draw:formula="?f119 +0-?f139 "/><draw:equation draw:name="f149" draw:formula="?f119 +0-?f141 "/><draw:equation draw:name="f150" draw:formula="?f120 +0-?f145 "/><draw:equation draw:name="f151" draw:formula="?f120 +0-?f147 "/><draw:equation draw:name="f152" draw:formula="sqrt(?f148 *?f148 +?f150 *?f150 +0*0)"/><draw:equation draw:name="f153" draw:formula="sqrt(?f149 *?f149 +?f151 *?f151 +0*0)"/><draw:equation draw:name="f154" draw:formula="?f153 +0-?f152 "/><draw:equation draw:name="f155" draw:formula="if(?f154 ,?f139 ,?f141 )"/><draw:equation draw:name="f156" draw:formula="if(?f154 ,?f145 ,?f147 )"/><draw:equation draw:name="f157" draw:formula="?f155 *?f13 /?f25 "/><draw:equation draw:name="f158" draw:formula="?f156 *?f14 /?f25 "/><draw:equation draw:name="f159" draw:formula="?f21 +?f157 -0"/><draw:equation draw:name="f160" draw:formula="?f23 +?f158 -0"/><draw:equation draw:name="f161" draw:formula="(10800000*atan2(?f158 ,?f157 ))/pi"/><draw:equation draw:name="f162" draw:formula="?f161 +21600000-0"/><draw:equation draw:name="f163" draw:formula="if(?f161 ,?f161 ,?f162 )"/><draw:equation draw:name="f164" draw:formula="?f4 +0-?f163 "/><draw:equation draw:name="f165" draw:formula="?f164 +0-21600000"/><draw:equation draw:name="f166" draw:formula="if(?f164 ,?f165 ,?f164 )"/><draw:equation draw:name="f167" draw:formula="?f117 +0-?f159 "/><draw:equation draw:name="f168" draw:formula="?f118 +0-?f160 "/><draw:equation draw:name="f169" draw:formula="sqrt(?f167 *?f167 +?f168 *?f168 +0*0)"/><draw:equation draw:name="f170" draw:formula="?f169 *1/2"/><draw:equation draw:name="f171" draw:formula="?f170 +0-?f7 "/><draw:equation draw:name="f172" draw:formula="if(?f171 ,?f117 ,?f64 )"/><draw:equation draw:name="f173" draw:formula="if(?f171 ,?f118 ,?f65 )"/><draw:equation draw:name="f174" draw:formula="if(?f171 ,?f159 ,?f68 )"/><draw:equation draw:name="f175" draw:formula="if(?f171 ,?f160 ,?f69 )"/><draw:equation draw:name="f176" draw:formula="(10800000*atan2(?f116 ,?f115 ))/pi"/><draw:equation draw:name="f177" draw:formula="?f176 +21600000-0"/><draw:equation draw:name="f178" draw:formula="if(?f176 ,?f176 ,?f177 )"/><draw:equation draw:name="f179" draw:formula="?f178 +0-?f4 "/><draw:equation draw:name="f180" draw:formula="?f179 +21600000-0"/><draw:equation draw:name="f181" draw:formula="if(?f179 ,?f179 ,?f180 )"/><draw:equation draw:name="f182" draw:formula="?f15 *sin(pi*(?f4 )/10800000)"/><draw:equation draw:name="f183" draw:formula="?f16 *cos(pi*(?f4 )/10800000)"/><draw:equation draw:name="f184" draw:formula="?f15 *(cos(atan2(?f182 ,?f183 )))"/><draw:equation draw:name="f185" draw:formula="?f16 *(sin(atan2(?f182 ,?f183 )))"/><draw:equation draw:name="f186" draw:formula="?f21 +?f184 -0"/><draw:equation draw:name="f187" draw:formula="?f23 +?f185 -0"/><draw:equation draw:name="f188" draw:formula="?f4 +0-5400000"/><draw:equation draw:name="f189" draw:formula="?f49 +5400000-0"/><draw:equation draw:name="f190" draw:formula="?f49 +10800000-0"/><draw:equation draw:name="f191" draw:formula="?f10 *cos(pi*(2700000)/10800000)"/><draw:equation draw:name="f192" draw:formula="?f12 *sin(pi*(2700000)/10800000)"/><draw:equation draw:name="f193" draw:formula="?f21 +0-?f191 "/><draw:equation draw:name="f194" draw:formula="?f21 +?f191 -0"/><draw:equation draw:name="f195" draw:formula="?f23 +0-?f192 "/><draw:equation draw:name="f196" draw:formula="?f23 +?f192 -0"/><draw:equation draw:name="f197" draw:formula="(?f4 )/60000.0"/><draw:equation draw:name="f198" draw:formula="(?f181 )/60000.0"/><draw:equation draw:name="f199" draw:formula="(?f163 )/60000.0"/><draw:equation draw:name="f200" draw:formula="(?f166 )/60000.0"/><draw:handle draw:handle-position="?f54 ?f55"/><draw:handle draw:handle-position="?f60 ?f61"/><draw:handle draw:handle-radius-range-minimum="0" draw:handle-position="?f117 ?f118" draw:handle-radius-range-maximum="?f1"/><draw:handle draw:handle-radius-range-minimum="0" draw:handle-position="?f68 ?f69" draw:handle-radius-range-maximum="25000"/></draw:enhanced-geometry></draw:custom-shape><draw:custom-shape draw:name="Pfeil: gebogen 19_5" draw:style-name="gr4" draw:text-style-name="P3" svg:width="0.6614in" svg:height="0.6614in" draw:transform="rotate (-2.0943951023932) translate (5.37291666666667in 1.05277777777778in)"><text:p/><draw:enhanced-geometry draw:mirror-horizontal="false" draw:mirror-vertical="false" svg:viewBox="0 0 0 0" draw:text-areas="?f193 ?f195 ?f194 ?f196" draw:type="ooxml-circularArrow" draw:modifiers="12500 1142319 20457681 14742682.9905043 12500" draw:enhanced-path="M ?f60 ?f61 L ?f172 ?f173 ?f54 ?f55 ?f174 ?f175 ?f159 ?f160 Z N" drawooo:enhanced-path="M ?f60 ?f61 G ?f10 ?f12 ?f197 ?f198 L ?f172 ?f173 ?f54 ?f55 ?f174 ?f175 ?f159 ?f160 G ?f13 ?f14 ?f199 ?f200 Z N"><draw:equation draw:name="f0" draw:formula="if(0-$4 ,0,if(25000-$4 ,$4 ,25000))"/><draw:equation draw:name="f1" draw:formula="?f0 *2/1"/><draw:equation draw:name="f2" draw:formula="if(0-$0 ,0,if(?f1 -$0 ,$0 ,?f1 ))"/><draw:equation draw:name="f3" draw:formula="if(1-$2 ,1,if(21599999-$2 ,$2 ,21599999))"/><draw:equation draw:name="f4" draw:formula="if(0-$3 ,0,if(21599999-$3 ,$3 ,21599999))"/><draw:equation draw:name="f5" draw:formula="min(logwidth,logheight)"/><draw:equation draw:name="f6" draw:formula="?f5 *?f2 /100000"/><draw:equation draw:name="f7" draw:formula="?f5 *?f0 /100000"/><draw:equation draw:name="f8" draw:formula="?f6 *1/2"/><draw:equation draw:name="f9" draw:formula="logwidth/2"/><draw:equation draw:name="f10" draw:formula="?f9 +?f8 -?f7 "/><draw:equation draw:name="f11" draw:formula="logheight/2"/><draw:equation draw:name="f12" draw:formula="?f11 +?f8 -?f7 "/><draw:equation draw:name="f13" draw:formula="?f10 +0-?f6 "/><draw:equation draw:name="f14" draw:formula="?f12 +0-?f6 "/><draw:equation draw:name="f15" draw:formula="?f13 +?f8 -0"/><draw:equation draw:name="f16" draw:formula="?f14 +?f8 -0"/><draw:equation draw:name="f17" draw:formula="?f15 *sin(pi*(?f3 )/10800000)"/><draw:equation draw:name="f18" draw:formula="?f16 *cos(pi*(?f3 )/10800000)"/><draw:equation draw:name="f19" draw:formula="?f15 *(cos(atan2(?f17 ,?f18 )))"/><draw:equation draw:name="f20" draw:formula="?f16 *(sin(atan2(?f17 ,?f18 )))"/><draw:equation draw:name="f21" draw:formula="logwidth/2"/><draw:equation draw:name="f22" draw:formula="?f21 +?f19 -0"/><draw:equation draw:name="f23" draw:formula="logheight/2"/><draw:equation draw:name="f24" draw:formula="?f23 +?f20 -0"/><draw:equation draw:name="f25" draw:formula="min(?f13 ,?f14 )"/><draw:equation draw:name="f26" draw:formula="?f19 *?f19 /1"/><draw:equation draw:name="f27" draw:formula="?f20 *?f20 /1"/><draw:equation draw:name="f28" draw:formula="?f25 *?f25 /1"/><draw:equation draw:name="f29" draw:formula="?f26 +0-?f28 "/><draw:equation draw:name="f30" draw:formula="?f27 +0-?f28 "/><draw:equation draw:name="f31" draw:formula="?f29 *?f30 /?f26 "/><draw:equation draw:name="f32" draw:formula="?f31 *1/?f27 "/><draw:equation draw:name="f33" draw:formula="1+0-?f32 "/><draw:equation draw:name="f34" draw:formula="sqrt(?f33 )"/><draw:equation draw:name="f35" draw:formula="?f29 *1/?f19 "/><draw:equation draw:name="f36" draw:formula="?f35 *1/?f20 "/><draw:equation draw:name="f37" draw:formula="(1+?f34 )/?f36 "/><draw:equation draw:name="f38" draw:formula="(10800000*atan2(?f37 ,1))/pi"/><draw:equation draw:name="f39" draw:formula="?f38 +21600000-0"/><draw:equation draw:name="f40" draw:formula="if(?f38 ,?f38 ,?f39 )"/><draw:equation draw:name="f41" draw:formula="?f40 +0-?f3 "/><draw:equation draw:name="f42" draw:formula="?f41 +21600000-0"/><draw:equation draw:name="f43" draw:formula="if(?f41 ,?f41 ,?f42 )"/><draw:equation draw:name="f44" draw:formula="?f43 +0-10800000"/><draw:equation draw:name="f45" draw:formula="?f43 +0-21600000"/><draw:equation draw:name="f46" draw:formula="if(?f44 ,?f45 ,?f43 )"/><draw:equation draw:name="f47" draw:formula="abs(?f46 )"/><draw:equation draw:name="f48" draw:formula="if(0-$1 ,0,if(?f47 -$1 ,$1 ,?f47 ))"/><draw:equation draw:name="f49" draw:formula="?f3 +?f48 -0"/><draw:equation draw:name="f50" draw:formula="?f15 *sin(pi*(?f49 )/10800000)"/><draw:equation draw:name="f51" draw:formula="?f16 *cos(pi*(?f49 )/10800000)"/><draw:equation draw:name="f52" draw:formula="?f15 *(cos(atan2(?f50 ,?f51 )))"/><draw:equation draw:name="f53" draw:formula="?f16 *(sin(atan2(?f50 ,?f51 )))"/><draw:equation draw:name="f54" draw:formula="?f21 +?f52 -0"/><draw:equation draw:name="f55" draw:formula="?f23 +?f53 -0"/><draw:equation draw:name="f56" draw:formula="?f10 *sin(pi*(?f4 )/10800000)"/><draw:equation draw:name="f57" draw:formula="?f12 *cos(pi*(?f4 )/10800000)"/><draw:equation draw:name="f58" draw:formula="?f10 *(cos(atan2(?f56 ,?f57 )))"/><draw:equation draw:name="f59" draw:formula="?f12 *(sin(atan2(?f56 ,?f57 )))"/><draw:equation draw:name="f60" draw:formula="?f21 +?f58 -0"/><draw:equation draw:name="f61" draw:formula="?f23 +?f59 -0"/><draw:equation draw:name="f62" draw:formula="?f7 *cos(pi*(?f49 )/10800000)"/><draw:equation draw:name="f63" draw:formula="?f7 *sin(pi*(?f49 )/10800000)"/><draw:equation draw:name="f64" draw:formula="?f22 +?f62 -0"/><draw:equation draw:name="f65" draw:formula="?f24 +?f63 -0"/><draw:equation draw:name="f66" draw:formula="?f7 *cos(pi*(?f49 )/10800000)"/><draw:equation draw:name="f67" draw:formula="?f7 *sin(pi*(?f49 )/10800000)"/><draw:equation draw:name="f68" draw:formula="?f22 +0-?f66 "/><draw:equation draw:name="f69" draw:formula="?f24 +0-?f67 "/><draw:equation draw:name="f70" draw:formula="?f68 +0-?f21 "/><draw:equation draw:name="f71" draw:formula="?f69 +0-?f23 "/><draw:equation draw:name="f72" draw:formula="?f64 +0-?f21 "/><draw:equation draw:name="f73" draw:formula="?f65 +0-?f23 "/><draw:equation draw:name="f74" draw:formula="min(?f10 ,?f12 )"/><draw:equation draw:name="f75" draw:formula="?f70 *?f74 /?f10 "/><draw:equation draw:name="f76" draw:formula="?f71 *?f74 /?f12 "/><draw:equation draw:name="f77" draw:formula="?f72 *?f74 /?f10 "/><draw:equation draw:name="f78" draw:formula="?f73 *?f74 /?f12 "/><draw:equation draw:name="f79" draw:formula="?f77 +0-?f75 "/><draw:equation draw:name="f80" draw:formula="?f78 +0-?f76 "/><draw:equation draw:name="f81" draw:formula="sqrt(?f79 *?f79 +?f80 *?f80 +0*0)"/><draw:equation draw:name="f82" draw:formula="?f75 *?f78 /1"/><draw:equation draw:name="f83" draw:formula="?f77 *?f76 /1"/><draw:equation draw:name="f84" draw:formula="?f82 +0-?f83 "/><draw:equation draw:name="f85" draw:formula="?f74 *?f74 /1"/><draw:equation draw:name="f86" draw:formula="?f81 *?f81 /1"/><draw:equation draw:name="f87" draw:formula="?f85 *?f86 /1"/><draw:equation draw:name="f88" draw:formula="?f84 *?f84 /1"/><draw:equation draw:name="f89" draw:formula="?f87 +0-?f88 "/><draw:equation draw:name="f90" draw:formula="max(?f89 ,0)"/><draw:equation draw:name="f91" draw:formula="sqrt(?f90 )"/><draw:equation draw:name="f92" draw:formula="?f80 *-1/1"/><draw:equation draw:name="f93" draw:formula="if(?f92 ,-1,1)"/><draw:equation draw:name="f94" draw:formula="?f93 *?f79 /1"/><draw:equation draw:name="f95" draw:formula="?f94 *?f91 /1"/><draw:equation draw:name="f96" draw:formula="?f84 *?f80 /1"/><draw:equation draw:name="f97" draw:formula="(?f96 +?f95 )/?f86 "/><draw:equation draw:name="f98" draw:formula="?f96 +0-?f95 "/><draw:equation draw:name="f99" draw:formula="?f98 *1/?f86 "/><draw:equation draw:name="f100" draw:formula="abs(?f80 )"/><draw:equation draw:name="f101" draw:formula="?f100 *?f91 /1"/><draw:equation draw:name="f102" draw:formula="?f84 *?f79 /-1"/><draw:equation draw:name="f103" draw:formula="(?f102 +?f101 )/?f86 "/><draw:equation draw:name="f104" draw:formula="?f102 +0-?f101 "/><draw:equation draw:name="f105" draw:formula="?f104 *1/?f86 "/><draw:equation draw:name="f106" draw:formula="?f77 +0-?f97 "/><draw:equation draw:name="f107" draw:formula="?f77 +0-?f99 "/><draw:equation draw:name="f108" draw:formula="?f78 +0-?f103 "/><draw:equation draw:name="f109" draw:formula="?f78 +0-?f105 "/><draw:equation draw:name="f110" draw:formula="sqrt(?f106 *?f106 +?f108 *?f108 +0*0)"/><draw:equation draw:name="f111" draw:formula="sqrt(?f107 *?f107 +?f109 *?f109 +0*0)"/><draw:equation draw:name="f112" draw:formula="?f111 +0-?f110 "/><draw:equation draw:name="f113" draw:formula="if(?f112 ,?f97 ,?f99 )"/><draw:equation draw:name="f114" draw:formula="if(?f112 ,?f103 ,?f105 )"/><draw:equation draw:name="f115" draw:formula="?f113 *?f10 /?f74 "/><draw:equation draw:name="f116" draw:formula="?f114 *?f12 /?f74 "/><draw:equation draw:name="f117" draw:formula="?f21 +?f115 -0"/><draw:equation draw:name="f118" draw:formula="?f23 +?f116 -0"/><draw:equation draw:name="f119" draw:formula="?f70 *?f25 /?f13 "/><draw:equation draw:name="f120" draw:formula="?f71 *?f25 /?f14 "/><draw:equation draw:name="f121" draw:formula="?f72 *?f25 /?f13 "/><draw:equation draw:name="f122" draw:formula="?f73 *?f25 /?f14 "/><draw:equation draw:name="f123" draw:formula="?f121 +0-?f119 "/><draw:equation draw:name="f124" draw:formula="?f122 +0-?f120 "/><draw:equation draw:name="f125" draw:formula="sqrt(?f123 *?f123 +?f124 *?f124 +0*0)"/><draw:equation draw:name="f126" draw:formula="?f119 *?f122 /1"/><draw:equation draw:name="f127" draw:formula="?f121 *?f120 /1"/><draw:equation draw:name="f128" draw:formula="?f126 +0-?f127 "/><draw:equation draw:name="f129" draw:formula="?f25 *?f25 /1"/><draw:equation draw:name="f130" draw:formula="?f125 *?f125 /1"/><draw:equation draw:name="f131" draw:formula="?f129 *?f130 /1"/><draw:equation draw:name="f132" draw:formula="?f128 *?f128 /1"/><draw:equation draw:name="f133" draw:formula="?f131 +0-?f132 "/><draw:equation draw:name="f134" draw:formula="max(?f133 ,0)"/><draw:equation draw:name="f135" draw:formula="sqrt(?f134 )"/><draw:equation draw:name="f136" draw:formula="?f93 *?f123 /1"/><draw:equation draw:name="f137" draw:formula="?f136 *?f135 /1"/><draw:equation draw:name="f138" draw:formula="?f128 *?f124 /1"/><draw:equation draw:name="f139" draw:formula="(?f138 +?f137 )/?f130 "/><draw:equation draw:name="f140" draw:formula="?f138 +0-?f137 "/><draw:equation draw:name="f141" draw:formula="?f140 *1/?f130 "/><draw:equation draw:name="f142" draw:formula="abs(?f124 )"/><draw:equation draw:name="f143" draw:formula="?f142 *?f135 /1"/><draw:equation draw:name="f144" draw:formula="?f128 *?f123 /-1"/><draw:equation draw:name="f145" draw:formula="(?f144 +?f143 )/?f130 "/><draw:equation draw:name="f146" draw:formula="?f144 +0-?f143 "/><draw:equation draw:name="f147" draw:formula="?f146 *1/?f130 "/><draw:equation draw:name="f148" draw:formula="?f119 +0-?f139 "/><draw:equation draw:name="f149" draw:formula="?f119 +0-?f141 "/><draw:equation draw:name="f150" draw:formula="?f120 +0-?f145 "/><draw:equation draw:name="f151" draw:formula="?f120 +0-?f147 "/><draw:equation draw:name="f152" draw:formula="sqrt(?f148 *?f148 +?f150 *?f150 +0*0)"/><draw:equation draw:name="f153" draw:formula="sqrt(?f149 *?f149 +?f151 *?f151 +0*0)"/><draw:equation draw:name="f154" draw:formula="?f153 +0-?f152 "/><draw:equation draw:name="f155" draw:formula="if(?f154 ,?f139 ,?f141 )"/><draw:equation draw:name="f156" draw:formula="if(?f154 ,?f145 ,?f147 )"/><draw:equation draw:name="f157" draw:formula="?f155 *?f13 /?f25 "/><draw:equation draw:name="f158" draw:formula="?f156 *?f14 /?f25 "/><draw:equation draw:name="f159" draw:formula="?f21 +?f157 -0"/><draw:equation draw:name="f160" draw:formula="?f23 +?f158 -0"/><draw:equation draw:name="f161" draw:formula="(10800000*atan2(?f158 ,?f157 ))/pi"/><draw:equation draw:name="f162" draw:formula="?f161 +21600000-0"/><draw:equation draw:name="f163" draw:formula="if(?f161 ,?f161 ,?f162 )"/><draw:equation draw:name="f164" draw:formula="?f4 +0-?f163 "/><draw:equation draw:name="f165" draw:formula="?f164 +0-21600000"/><draw:equation draw:name="f166" draw:formula="if(?f164 ,?f165 ,?f164 )"/><draw:equation draw:name="f167" draw:formula="?f117 +0-?f159 "/><draw:equation draw:name="f168" draw:formula="?f118 +0-?f160 "/><draw:equation draw:name="f169" draw:formula="sqrt(?f167 *?f167 +?f168 *?f168 +0*0)"/><draw:equation draw:name="f170" draw:formula="?f169 *1/2"/><draw:equation draw:name="f171" draw:formula="?f170 +0-?f7 "/><draw:equation draw:name="f172" draw:formula="if(?f171 ,?f117 ,?f64 )"/><draw:equation draw:name="f173" draw:formula="if(?f171 ,?f118 ,?f65 )"/><draw:equation draw:name="f174" draw:formula="if(?f171 ,?f159 ,?f68 )"/><draw:equation draw:name="f175" draw:formula="if(?f171 ,?f160 ,?f69 )"/><draw:equation draw:name="f176" draw:formula="(10800000*atan2(?f116 ,?f115 ))/pi"/><draw:equation draw:name="f177" draw:formula="?f176 +21600000-0"/><draw:equation draw:name="f178" draw:formula="if(?f176 ,?f176 ,?f177 )"/><draw:equation draw:name="f179" draw:formula="?f178 +0-?f4 "/><draw:equation draw:name="f180" draw:formula="?f179 +21600000-0"/><draw:equation draw:name="f181" draw:formula="if(?f179 ,?f179 ,?f180 )"/><draw:equation draw:name="f182" draw:formula="?f15 *sin(pi*(?f4 )/10800000)"/><draw:equation draw:name="f183" draw:formula="?f16 *cos(pi*(?f4 )/10800000)"/><draw:equation draw:name="f184" draw:formula="?f15 *(cos(atan2(?f182 ,?f183 )))"/><draw:equation draw:name="f185" draw:formula="?f16 *(sin(atan2(?f182 ,?f183 )))"/><draw:equation draw:name="f186" draw:formula="?f21 +?f184 -0"/><draw:equation draw:name="f187" draw:formula="?f23 +?f185 -0"/><draw:equation draw:name="f188" draw:formula="?f4 +0-5400000"/><draw:equation draw:name="f189" draw:formula="?f49 +5400000-0"/><draw:equation draw:name="f190" draw:formula="?f49 +10800000-0"/><draw:equation draw:name="f191" draw:formula="?f10 *cos(pi*(2700000)/10800000)"/><draw:equation draw:name="f192" draw:formula="?f12 *sin(pi*(2700000)/10800000)"/><draw:equation draw:name="f193" draw:formula="?f21 +0-?f191 "/><draw:equation draw:name="f194" draw:formula="?f21 +?f191 -0"/><draw:equation draw:name="f195" draw:formula="?f23 +0-?f192 "/><draw:equation draw:name="f196" draw:formula="?f23 +?f192 -0"/><draw:equation draw:name="f197" draw:formula="(?f4 )/60000.0"/><draw:equation draw:name="f198" draw:formula="(?f181 )/60000.0"/><draw:equation draw:name="f199" draw:formula="(?f163 )/60000.0"/><draw:equation draw:name="f200" draw:formula="(?f166 )/60000.0"/><draw:handle draw:handle-position="?f54 ?f55"/><draw:handle draw:handle-position="?f60 ?f61"/><draw:handle draw:handle-radius-range-minimum="0" draw:handle-position="?f117 ?f118" draw:handle-radius-range-maximum="?f1"/><draw:handle draw:handle-radius-range-minimum="0" draw:handle-position="?f68 ?f69" draw:handle-radius-range-maximum="25000"/></draw:enhanced-geometry></draw:custom-shape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12T12:41:16.928000000</meta:creation-date>
    <dc:date>2021-03-30T12:06:02.713254142</dc:date>
    <meta:editing-duration>PT2M19S</meta:editing-duration>
    <meta:editing-cycles>7</meta:editing-cycles>
    <meta:generator>LibreOfficeDev/7.1.1.0.0$Linux_X86_64 LibreOffice_project/f490652153498b6184c6589263212b3b3326900b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